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0b3" officeooo:paragraph-rsid="000e30b3"/>
    </style:style>
    <style:style style:name="P2" style:family="paragraph" style:parent-style-name="Standard">
      <style:text-properties officeooo:rsid="000e397d" officeooo:paragraph-rsid="000e3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Title Page<text:line-break/>2.<text:tab/>Terms of Reference<text:line-break/>3.<text:tab/>Summary (Abstract)<text:line-break/>4.<text:tab/>Contents (Table of Contents)<text:line-break/>5.<text:tab/>Introduction<text:line-break/>6.<text:tab/>Methods</text:p>
      <text:p text:style-name="P2">Single sig on to implement the communication between the 2 interfaces</text:p>
      <text:p text:style-name="P1"/>
      <text:p text:style-name="P1"><text:line-break/>7.<text:tab/>Results<text:line-break/>8.<text:tab/>Discussion<text:line-break/>9.<text:tab/>Conclusion<text:line-break/>10.<text:tab/>Appendices<text:line-break/>11.<text:tab/>Bibliography<text:line-break/>12.<text:tab/>Acknowledgements<text:line-break/>13.<text:tab/>Glossary of Technical Term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8:16.755000000</meta:creation-date>
    <dc:date>2018-09-12T16:42:04.934000000</dc:date>
    <meta:editing-duration>PT1H12M57S</meta:editing-duration>
    <meta:editing-cycles>1</meta:editing-cycles>
    <meta:document-statistic meta:table-count="0" meta:image-count="0" meta:object-count="0" meta:page-count="1" meta:paragraph-count="3" meta:word-count="47" meta:character-count="310" meta:non-whitespace-character-count="264"/>
    <meta:generator>LibreOffice/6.1.0.3$Windows_X86_64 LibreOffice_project/efb621ed25068d70781dc026f7e9c5187a4decd1</meta:generator>
  </office:meta>
</office:document-meta>
</file>